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72in"/>
    </style:style>
    <style:style style:name="co2" style:family="table-column">
      <style:table-column-properties fo:break-before="auto" style:column-width="2.1598in"/>
    </style:style>
    <style:style style:name="co3" style:family="table-column">
      <style:table-column-properties fo:break-before="auto" style:column-width="2.1689in"/>
    </style:style>
    <style:style style:name="co4" style:family="table-column">
      <style:table-column-properties fo:break-before="auto" style:column-width="2.4189in"/>
    </style:style>
    <style:style style:name="co5" style:family="table-column">
      <style:table-column-properties fo:break-before="auto" style:column-width="4.0453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1.76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4.0535in" svg:height="7.9047in" svg:x="1.3976in" svg:y="3.9094in">
            <draw:object draw:notify-on-update-of-ranges="Tabelle1.B1:Tabelle1.K1 Tabelle1.A9:Tabelle1.A9 Tabelle1.B9:Tabelle1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1039in" svg:height="7.9331in" svg:x="15.6776in" svg:y="3.9232in">
            <draw:object draw:notify-on-update-of-ranges="Tabelle1.B12:Tabelle1.K12 Tabelle1.A20:Tabelle1.A20 Tabelle1.B20:Tabelle1.K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Write-bench scale=1250 (18 GByte)</text:p>
          </table:table-cell>
          <table:table-cell office:value-type="string" calcext:value-type="string">
            <text:p>Metalstack vcore24-16GB sc=off</text:p>
          </table:table-cell>
          <table:table-cell office:value-type="string" calcext:value-type="string">
            <text:p>Metalstack vcore24-16GB sc=on</text:p>
          </table:table-cell>
          <table:table-cell office:value-type="string" calcext:value-type="string">
            <text:p>KVM RHEL9.2 vcore24-16GB sc=off</text:p>
          </table:table-cell>
          <table:table-cell office:value-type="string" calcext:value-type="string">
            <text:p>KVM RHEL9.2 vcore24-16GB sc=on</text:p>
          </table:table-cell>
          <table:table-cell office:value-type="string" calcext:value-type="string">
            <text:p>KVM RHEL9.2 vcore24-16GB sc=on NVMe Crypted BTRFS</text:p>
          </table:table-cell>
          <table:table-cell office:value-type="string" calcext:value-type="string">
            <text:p>KVM RHEL9.2 vcore24-16GB sc=off NVMe Crypted BTRFS</text:p>
          </table:table-cell>
          <table:table-cell office:value-type="string" calcext:value-type="string">
            <text:p>AKS Microsoft Azure sc=on</text:p>
          </table:table-cell>
          <table:table-cell office:value-type="string" calcext:value-type="string">
            <text:p>EKS Amazon AWS sc=on</text:p>
          </table:table-cell>
          <table:table-cell office:value-type="string" calcext:value-type="string">
            <text:p>OVH sc=on</text:p>
          </table:table-cell>
          <table:table-cell office:value-type="string" calcext:value-type="string">
            <text:p>StackIT sc=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50" calcext:value-type="float">
            <text:p>20850</text:p>
          </table:table-cell>
          <table:table-cell office:value-type="float" office:value="10724" calcext:value-type="float">
            <text:p>10724</text:p>
          </table:table-cell>
          <table:table-cell office:value-type="float" office:value="15535" calcext:value-type="float">
            <text:p>15535</text:p>
          </table:table-cell>
          <table:table-cell office:value-type="float" office:value="3196" calcext:value-type="float">
            <text:p>3196</text:p>
          </table:table-cell>
          <table:table-cell office:value-type="float" office:value="4456" calcext:value-type="float">
            <text:p>4456</text:p>
          </table:table-cell>
          <table:table-cell office:value-type="float" office:value="32103" calcext:value-type="float">
            <text:p>32103</text:p>
          </table:table-cell>
          <table:table-cell office:value-type="float" office:value="6826" calcext:value-type="float">
            <text:p>6826</text:p>
          </table:table-cell>
          <table:table-cell office:value-type="float" office:value="3116" calcext:value-type="float">
            <text:p>3116</text:p>
          </table:table-cell>
          <table:table-cell office:value-type="float" office:value="2226" calcext:value-type="float">
            <text:p>2226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691" calcext:value-type="float">
            <text:p>22691</text:p>
          </table:table-cell>
          <table:table-cell office:value-type="float" office:value="11836" calcext:value-type="float">
            <text:p>11836</text:p>
          </table:table-cell>
          <table:table-cell office:value-type="float" office:value="19517" calcext:value-type="float">
            <text:p>19517</text:p>
          </table:table-cell>
          <table:table-cell office:value-type="float" office:value="2861" calcext:value-type="float">
            <text:p>2861</text:p>
          </table:table-cell>
          <table:table-cell office:value-type="float" office:value="4556" calcext:value-type="float">
            <text:p>4556</text:p>
          </table:table-cell>
          <table:table-cell office:value-type="float" office:value="36132" calcext:value-type="float">
            <text:p>36132</text:p>
          </table:table-cell>
          <table:table-cell office:value-type="float" office:value="7443" calcext:value-type="float">
            <text:p>7443</text:p>
          </table:table-cell>
          <table:table-cell office:value-type="float" office:value="2177" calcext:value-type="float">
            <text:p>2177</text:p>
          </table:table-cell>
          <table:table-cell office:value-type="float" office:value="1882" calcext:value-type="float">
            <text:p>1882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433" calcext:value-type="float">
            <text:p>22433</text:p>
          </table:table-cell>
          <table:table-cell office:value-type="float" office:value="12065" calcext:value-type="float">
            <text:p>12065</text:p>
          </table:table-cell>
          <table:table-cell office:value-type="float" office:value="19507" calcext:value-type="float">
            <text:p>19507</text:p>
          </table:table-cell>
          <table:table-cell office:value-type="float" office:value="2811" calcext:value-type="float">
            <text:p>2811</text:p>
          </table:table-cell>
          <table:table-cell office:value-type="float" office:value="4470" calcext:value-type="float">
            <text:p>4470</text:p>
          </table:table-cell>
          <table:table-cell office:value-type="float" office:value="36066" calcext:value-type="float">
            <text:p>36066</text:p>
          </table:table-cell>
          <table:table-cell office:value-type="float" office:value="7613" calcext:value-type="float">
            <text:p>7613</text:p>
          </table:table-cell>
          <table:table-cell office:value-type="float" office:value="2336" calcext:value-type="float">
            <text:p>2336</text:p>
          </table:table-cell>
          <table:table-cell office:value-type="float" office:value="1888" calcext:value-type="float">
            <text:p>1888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379" calcext:value-type="float">
            <text:p>21379</text:p>
          </table:table-cell>
          <table:table-cell office:value-type="float" office:value="10811" calcext:value-type="float">
            <text:p>10811</text:p>
          </table:table-cell>
          <table:table-cell office:value-type="float" office:value="18923" calcext:value-type="float">
            <text:p>18923</text:p>
          </table:table-cell>
          <table:table-cell office:value-type="float" office:value="3257" calcext:value-type="float">
            <text:p>3257</text:p>
          </table:table-cell>
          <table:table-cell office:value-type="float" office:value="4508" calcext:value-type="float">
            <text:p>4508</text:p>
          </table:table-cell>
          <table:table-cell office:value-type="float" office:value="35045" calcext:value-type="float">
            <text:p>35045</text:p>
          </table:table-cell>
          <table:table-cell office:value-type="float" office:value="7005" calcext:value-type="float">
            <text:p>7005</text:p>
          </table:table-cell>
          <table:table-cell office:value-type="float" office:value="3097" calcext:value-type="float">
            <text:p>3097</text:p>
          </table:table-cell>
          <table:table-cell office:value-type="float" office:value="2196" calcext:value-type="float">
            <text:p>2196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910" calcext:value-type="float">
            <text:p>22910</text:p>
          </table:table-cell>
          <table:table-cell office:value-type="float" office:value="11808" calcext:value-type="float">
            <text:p>11808</text:p>
          </table:table-cell>
          <table:table-cell office:value-type="float" office:value="20323" calcext:value-type="float">
            <text:p>20323</text:p>
          </table:table-cell>
          <table:table-cell office:value-type="float" office:value="2812" calcext:value-type="float">
            <text:p>2812</text:p>
          </table:table-cell>
          <table:table-cell office:value-type="float" office:value="4556" calcext:value-type="float">
            <text:p>4556</text:p>
          </table:table-cell>
          <table:table-cell office:value-type="float" office:value="38420" calcext:value-type="float">
            <text:p>38420</text:p>
          </table:table-cell>
          <table:table-cell office:value-type="float" office:value="7470" calcext:value-type="float">
            <text:p>7470</text:p>
          </table:table-cell>
          <table:table-cell office:value-type="float" office:value="2172" calcext:value-type="float">
            <text:p>2172</text:p>
          </table:table-cell>
          <table:table-cell office:value-type="float" office:value="1939" calcext:value-type="float">
            <text:p>193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789" calcext:value-type="float">
            <text:p>22789</text:p>
          </table:table-cell>
          <table:table-cell office:value-type="float" office:value="12017" calcext:value-type="float">
            <text:p>12017</text:p>
          </table:table-cell>
          <table:table-cell office:value-type="float" office:value="21026" calcext:value-type="float">
            <text:p>21026</text:p>
          </table:table-cell>
          <table:table-cell office:value-type="float" office:value="2908" calcext:value-type="float">
            <text:p>2908</text:p>
          </table:table-cell>
          <table:table-cell office:value-type="float" office:value="4642" calcext:value-type="float">
            <text:p>4642</text:p>
          </table:table-cell>
          <table:table-cell office:value-type="float" office:value="38361" calcext:value-type="float">
            <text:p>38361</text:p>
          </table:table-cell>
          <table:table-cell office:value-type="float" office:value="7666" calcext:value-type="float">
            <text:p>7666</text:p>
          </table:table-cell>
          <table:table-cell office:value-type="float" office:value="2329" calcext:value-type="float">
            <text:p>2329</text:p>
          </table:table-cell>
          <table:table-cell office:value-type="float" office:value="1884" calcext:value-type="float">
            <text:p>1884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G 6 runs tps</text:p>
          </table:table-cell>
          <table:table-cell table:formula="of:=MEDIAN([.B2:.B7])" office:value-type="float" office:value="22562" calcext:value-type="float">
            <text:p>22562</text:p>
          </table:table-cell>
          <table:table-cell table:formula="of:=MEDIAN([.C2:.C7])" office:value-type="float" office:value="11822" calcext:value-type="float">
            <text:p>11822</text:p>
          </table:table-cell>
          <table:table-cell table:formula="of:=MEDIAN([.D2:.D7])" office:value-type="float" office:value="19512" calcext:value-type="float">
            <text:p>19512</text:p>
          </table:table-cell>
          <table:table-cell table:formula="of:=MEDIAN([.E2:.E7])" office:value-type="float" office:value="2884.5" calcext:value-type="float">
            <text:p>2884.5</text:p>
          </table:table-cell>
          <table:table-cell table:formula="of:=MEDIAN([.F2:.F7])" office:value-type="float" office:value="4532" calcext:value-type="float">
            <text:p>4532</text:p>
          </table:table-cell>
          <table:table-cell table:formula="of:=MEDIAN([.G2:.G7])" office:value-type="float" office:value="36099" calcext:value-type="float">
            <text:p>36099</text:p>
          </table:table-cell>
          <table:table-cell table:formula="of:=MEDIAN([.H2:.H7])" office:value-type="float" office:value="7456.5" calcext:value-type="float">
            <text:p>7456.5</text:p>
          </table:table-cell>
          <table:table-cell table:formula="of:=MEDIAN([.I2:.I7])" office:value-type="float" office:value="2332.5" calcext:value-type="float">
            <text:p>2332.5</text:p>
          </table:table-cell>
          <table:table-cell table:formula="of:=MEDIAN([.J2:.J7])" office:value-type="float" office:value="1913.5" calcext:value-type="float">
            <text:p>1913.5</text:p>
          </table:table-cell>
          <table:table-cell table:formula="of:=MEDIAN([.K2:.K7])" office:value-type="float" office:value="2350.5" calcext:value-type="float">
            <text:p>2350.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Read-bench scale=1250 (18 GByte)</text:p>
          </table:table-cell>
          <table:table-cell office:value-type="string" calcext:value-type="string">
            <text:p>Metalstack vcore24-16GB sc=off</text:p>
          </table:table-cell>
          <table:table-cell office:value-type="string" calcext:value-type="string">
            <text:p>Metalstack vcore24-16GB sc=on</text:p>
          </table:table-cell>
          <table:table-cell office:value-type="string" calcext:value-type="string">
            <text:p>KVM RHEL9.2 vcore24-16GB sc=off</text:p>
          </table:table-cell>
          <table:table-cell office:value-type="string" calcext:value-type="string">
            <text:p>KVM RHEL9.2 vcore24-16GB sc=on</text:p>
          </table:table-cell>
          <table:table-cell office:value-type="string" calcext:value-type="string">
            <text:p>KVM RHEL9.2 vcore24-16GB sc=on NVMe Crypted BTRFS</text:p>
          </table:table-cell>
          <table:table-cell office:value-type="string" calcext:value-type="string">
            <text:p>KVM RHEL9.2 vcore24-16GB sc=off NVMe Crypted BTRFS</text:p>
          </table:table-cell>
          <table:table-cell office:value-type="string" calcext:value-type="string">
            <text:p>AKS Microsoft Azure sc=on</text:p>
          </table:table-cell>
          <table:table-cell office:value-type="string" calcext:value-type="string">
            <text:p>EKS Amazon AWS sc=on</text:p>
          </table:table-cell>
          <table:table-cell office:value-type="string" calcext:value-type="string">
            <text:p>OVH sc=on</text:p>
          </table:table-cell>
          <table:table-cell office:value-type="string" calcext:value-type="string">
            <text:p>StackIT sc=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088" calcext:value-type="float">
            <text:p>92088</text:p>
          </table:table-cell>
          <table:table-cell office:value-type="float" office:value="90724" calcext:value-type="float">
            <text:p>90724</text:p>
          </table:table-cell>
          <table:table-cell office:value-type="float" office:value="169106" calcext:value-type="float">
            <text:p>169106</text:p>
          </table:table-cell>
          <table:table-cell office:value-type="float" office:value="169675" calcext:value-type="float">
            <text:p>169675</text:p>
          </table:table-cell>
          <table:table-cell office:value-type="float" office:value="167106" calcext:value-type="float">
            <text:p>167106</text:p>
          </table:table-cell>
          <table:table-cell office:value-type="float" office:value="170489" calcext:value-type="float">
            <text:p>170489</text:p>
          </table:table-cell>
          <table:table-cell office:value-type="float" office:value="38942" calcext:value-type="float">
            <text:p>38942</text:p>
          </table:table-cell>
          <table:table-cell office:value-type="float" office:value="7800" calcext:value-type="float">
            <text:p>7800</text:p>
          </table:table-cell>
          <table:table-cell office:value-type="float" office:value="6057" calcext:value-type="float">
            <text:p>6057</text:p>
          </table:table-cell>
          <table:table-cell office:value-type="float" office:value="28045" calcext:value-type="float">
            <text:p>280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157" calcext:value-type="float">
            <text:p>91157</text:p>
          </table:table-cell>
          <table:table-cell office:value-type="float" office:value="89619" calcext:value-type="float">
            <text:p>89619</text:p>
          </table:table-cell>
          <table:table-cell office:value-type="float" office:value="167854" calcext:value-type="float">
            <text:p>167854</text:p>
          </table:table-cell>
          <table:table-cell office:value-type="float" office:value="169807" calcext:value-type="float">
            <text:p>169807</text:p>
          </table:table-cell>
          <table:table-cell office:value-type="float" office:value="169435" calcext:value-type="float">
            <text:p>169435</text:p>
          </table:table-cell>
          <table:table-cell office:value-type="float" office:value="174772" calcext:value-type="float">
            <text:p>174772</text:p>
          </table:table-cell>
          <table:table-cell office:value-type="float" office:value="40272" calcext:value-type="float">
            <text:p>40272</text:p>
          </table:table-cell>
          <table:table-cell office:value-type="float" office:value="6603" calcext:value-type="float">
            <text:p>6603</text:p>
          </table:table-cell>
          <table:table-cell office:value-type="float" office:value="3694" calcext:value-type="float">
            <text:p>3694</text:p>
          </table:table-cell>
          <table:table-cell office:value-type="float" office:value="27659" calcext:value-type="float">
            <text:p>276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064" calcext:value-type="float">
            <text:p>91064</text:p>
          </table:table-cell>
          <table:table-cell office:value-type="float" office:value="90232" calcext:value-type="float">
            <text:p>90232</text:p>
          </table:table-cell>
          <table:table-cell office:value-type="float" office:value="171010" calcext:value-type="float">
            <text:p>171010</text:p>
          </table:table-cell>
          <table:table-cell office:value-type="float" office:value="168425" calcext:value-type="float">
            <text:p>168425</text:p>
          </table:table-cell>
          <table:table-cell office:value-type="float" office:value="168386" calcext:value-type="float">
            <text:p>168386</text:p>
          </table:table-cell>
          <table:table-cell office:value-type="float" office:value="171938" calcext:value-type="float">
            <text:p>171938</text:p>
          </table:table-cell>
          <table:table-cell office:value-type="float" office:value="40737" calcext:value-type="float">
            <text:p>40737</text:p>
          </table:table-cell>
          <table:table-cell office:value-type="float" office:value="6056" calcext:value-type="float">
            <text:p>6056</text:p>
          </table:table-cell>
          <table:table-cell office:value-type="float" office:value="3842" calcext:value-type="float">
            <text:p>3842</text:p>
          </table:table-cell>
          <table:table-cell office:value-type="float" office:value="28471" calcext:value-type="float">
            <text:p>284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531" calcext:value-type="float">
            <text:p>92531</text:p>
          </table:table-cell>
          <table:table-cell office:value-type="float" office:value="91407" calcext:value-type="float">
            <text:p>91407</text:p>
          </table:table-cell>
          <table:table-cell office:value-type="float" office:value="170999" calcext:value-type="float">
            <text:p>170999</text:p>
          </table:table-cell>
          <table:table-cell office:value-type="float" office:value="171808" calcext:value-type="float">
            <text:p>171808</text:p>
          </table:table-cell>
          <table:table-cell office:value-type="float" office:value="173675" calcext:value-type="float">
            <text:p>173675</text:p>
          </table:table-cell>
          <table:table-cell office:value-type="float" office:value="169889" calcext:value-type="float">
            <text:p>169889</text:p>
          </table:table-cell>
          <table:table-cell office:value-type="float" office:value="38545" calcext:value-type="float">
            <text:p>38545</text:p>
          </table:table-cell>
          <table:table-cell office:value-type="float" office:value="7807" calcext:value-type="float">
            <text:p>7807</text:p>
          </table:table-cell>
          <table:table-cell office:value-type="float" office:value="6072" calcext:value-type="float">
            <text:p>6072</text:p>
          </table:table-cell>
          <table:table-cell office:value-type="float" office:value="28051" calcext:value-type="float">
            <text:p>280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167" calcext:value-type="float">
            <text:p>91167</text:p>
          </table:table-cell>
          <table:table-cell office:value-type="float" office:value="90982" calcext:value-type="float">
            <text:p>90982</text:p>
          </table:table-cell>
          <table:table-cell office:value-type="float" office:value="170461" calcext:value-type="float">
            <text:p>170461</text:p>
          </table:table-cell>
          <table:table-cell office:value-type="float" office:value="171148" calcext:value-type="float">
            <text:p>171148</text:p>
          </table:table-cell>
          <table:table-cell office:value-type="float" office:value="171886" calcext:value-type="float">
            <text:p>171886</text:p>
          </table:table-cell>
          <table:table-cell office:value-type="float" office:value="166838" calcext:value-type="float">
            <text:p>166838</text:p>
          </table:table-cell>
          <table:table-cell office:value-type="float" office:value="42558" calcext:value-type="float">
            <text:p>42558</text:p>
          </table:table-cell>
          <table:table-cell office:value-type="float" office:value="6466" calcext:value-type="float">
            <text:p>6466</text:p>
          </table:table-cell>
          <table:table-cell office:value-type="float" office:value="3691" calcext:value-type="float">
            <text:p>3691</text:p>
          </table:table-cell>
          <table:table-cell office:value-type="float" office:value="27448" calcext:value-type="float">
            <text:p>274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358" calcext:value-type="float">
            <text:p>90358</text:p>
          </table:table-cell>
          <table:table-cell office:value-type="float" office:value="90580" calcext:value-type="float">
            <text:p>90580</text:p>
          </table:table-cell>
          <table:table-cell office:value-type="float" office:value="170401" calcext:value-type="float">
            <text:p>170401</text:p>
          </table:table-cell>
          <table:table-cell office:value-type="float" office:value="170144" calcext:value-type="float">
            <text:p>170144</text:p>
          </table:table-cell>
          <table:table-cell office:value-type="float" office:value="172219" calcext:value-type="float">
            <text:p>172219</text:p>
          </table:table-cell>
          <table:table-cell office:value-type="float" office:value="168530" calcext:value-type="float">
            <text:p>168530</text:p>
          </table:table-cell>
          <table:table-cell office:value-type="float" office:value="43595" calcext:value-type="float">
            <text:p>43595</text:p>
          </table:table-cell>
          <table:table-cell office:value-type="float" office:value="6113" calcext:value-type="float">
            <text:p>6113</text:p>
          </table:table-cell>
          <table:table-cell office:value-type="float" office:value="3822" calcext:value-type="float">
            <text:p>3822</text:p>
          </table:table-cell>
          <table:table-cell office:value-type="float" office:value="28649" calcext:value-type="float">
            <text:p>286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G 6 runs tps</text:p>
          </table:table-cell>
          <table:table-cell table:formula="of:=MEDIAN([.B13:.B18])" office:value-type="float" office:value="91162" calcext:value-type="float">
            <text:p>91162</text:p>
          </table:table-cell>
          <table:table-cell table:formula="of:=MEDIAN([.C13:.C18])" office:value-type="float" office:value="90652" calcext:value-type="float">
            <text:p>90652</text:p>
          </table:table-cell>
          <table:table-cell table:formula="of:=MEDIAN([.D13:.D18])" office:value-type="float" office:value="170431" calcext:value-type="float">
            <text:p>170431</text:p>
          </table:table-cell>
          <table:table-cell table:formula="of:=MEDIAN([.E13:.E18])" office:value-type="float" office:value="169975.5" calcext:value-type="float">
            <text:p>169975.5</text:p>
          </table:table-cell>
          <table:table-cell table:formula="of:=MEDIAN([.F13:.F18])" office:value-type="float" office:value="170660.5" calcext:value-type="float">
            <text:p>170660.5</text:p>
          </table:table-cell>
          <table:table-cell table:formula="of:=MEDIAN([.G13:.G18])" office:value-type="float" office:value="170189" calcext:value-type="float">
            <text:p>170189</text:p>
          </table:table-cell>
          <table:table-cell table:formula="of:=MEDIAN([.H13:.H18])" office:value-type="float" office:value="40504.5" calcext:value-type="float">
            <text:p>40504.5</text:p>
          </table:table-cell>
          <table:table-cell table:formula="of:=MEDIAN([.I13:.I18])" office:value-type="float" office:value="6534.5" calcext:value-type="float">
            <text:p>6534.5</text:p>
          </table:table-cell>
          <table:table-cell table:formula="of:=MEDIAN([.J13:.J18])" office:value-type="float" office:value="3832" calcext:value-type="float">
            <text:p>3832</text:p>
          </table:table-cell>
          <table:table-cell table:formula="of:=MEDIAN([.K13:.K18])" office:value-type="float" office:value="28048" calcext:value-type="float">
            <text:p>28048</text:p>
          </table:table-cell>
        </table:table-row>
      </table:table>
      <table:table table:name="Tabelle1_2" table:style-name="ta1">
        <table:table-column table:style-name="co1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Write-bench scale=1250 (18 GByte)</text:p>
          </table:table-cell>
          <table:table-cell office:value-type="string" calcext:value-type="string">
            <text:p>Metalstack.cloud</text:p>
          </table:table-cell>
          <table:table-cell office:value-type="string" calcext:value-type="string">
            <text:p>Azure AKS</text:p>
          </table:table-cell>
          <table:table-cell office:value-type="string" calcext:value-type="string">
            <text:p>StackIT</text:p>
          </table:table-cell>
          <table:table-cell office:value-type="string" calcext:value-type="string">
            <text:p>AWS EKS</text:p>
          </table:table-cell>
        </table:table-row>
        <table:table-row table:style-name="ro1">
          <table:table-cell office:value-type="string" calcext:value-type="string">
            <text:p>tps rw</text:p>
          </table:table-cell>
          <table:table-cell office:value-type="float" office:value="11822" calcext:value-type="float">
            <text:p>11822</text:p>
          </table:table-cell>
          <table:table-cell office:value-type="float" office:value="7456.5" calcext:value-type="float">
            <text:p>7456.5</text:p>
          </table:table-cell>
          <table:table-cell office:value-type="float" office:value="2350.5" calcext:value-type="float">
            <text:p>2350.5</text:p>
          </table:table-cell>
          <table:table-cell office:value-type="float" office:value="2332.5" calcext:value-type="float">
            <text:p>2332.5</text:p>
          </table:table-cell>
        </table:table-row>
        <table:table-row table:style-name="ro1">
          <table:table-cell office:value-type="string" calcext:value-type="string">
            <text:p>tps ro</text:p>
          </table:table-cell>
          <table:table-cell office:value-type="float" office:value="90652" calcext:value-type="float">
            <text:p>90652</text:p>
          </table:table-cell>
          <table:table-cell office:value-type="float" office:value="40504.5" calcext:value-type="float">
            <text:p>40504.5</text:p>
          </table:table-cell>
          <table:table-cell office:value-type="float" office:value="28048" calcext:value-type="float">
            <text:p>28048</text:p>
          </table:table-cell>
          <table:table-cell office:value-type="float" office:value="6534.5" calcext:value-type="float">
            <text:p>653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 style:data-style-name="N2" text:time-value="22:20:22.19587829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5:28:27.027420342</meta:creation-date>
    <dc:date>2024-02-26T22:21:37.396326835</dc:date>
    <meta:editing-duration>P1DT22H9M53S</meta:editing-duration>
    <meta:editing-cycles>10</meta:editing-cycles>
    <meta:generator>LibreOffice/7.6.4.1$Linux_X86_64 LibreOffice_project/60$Build-1</meta:generator>
    <meta:document-statistic meta:table-count="2" meta:cell-count="19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697cm" svg:height="20.079cm" xlink:href=".." xlink:type="simple" chart:class="chart:bar" chart:style-name="ch1">
        <chart:title svg:x="13.955cm" svg:y="0.537cm" chart:style-name="ch2">
          <text:p>x-cellent metalstack cloud comparison</text:p>
        </chart:title>
        <chart:subtitle svg:x="13.703cm" svg:y="1.717cm" chart:style-name="ch3">
          <text:p>pgbench tpc-b (scale 1250 18 GByte database)</text:p>
        </chart:subtitle>
        <chart:legend chart:legend-position="end" svg:x="32.561cm" svg:y="9.74cm" style:legend-expansion="high" chart:style-name="ch4"/>
        <chart:plot-area chart:style-name="ch5" table:cell-range-address="Tabelle1.B1:Tabelle1.K1 Tabelle1.A9:Tabelle1.K9" chart:data-source-has-labels="both" svg:x="0.713cm" svg:y="2.801cm" svg:width="31.135cm" svg:height="16.877cm">
          <chart:coordinate-region svg:x="10.198cm" svg:y="2.801cm" svg:width="21.185cm" svg:height="16.23cm"/>
          <chart:axis chart:dimension="x" chart:name="primary-x" chart:style-name="ch6" chartooo:axis-type="auto">
            <chartooo:date-scale/>
            <chart:categories table:cell-range-address="Tabelle1.B1:Tabelle1.K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abelle1.B9:Tabelle1.K9" chart:label-cell-address="Tabelle1.A9:Tabelle1.A9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alstack vcore24-16GB sc=off</text:p>
                <draw:g>
                  <svg:desc>Tabelle1.B1:Tabelle1.K1</svg:desc>
                </draw:g>
              </table:table-cell>
              <table:table-cell office:value-type="string">
                <text:p>Metalstack vcore24-16GB sc=on</text:p>
              </table:table-cell>
              <table:table-cell office:value-type="string">
                <text:p>KVM RHEL9.2 vcore24-16GB sc=off</text:p>
              </table:table-cell>
              <table:table-cell office:value-type="string">
                <text:p>KVM RHEL9.2 vcore24-16GB sc=on</text:p>
              </table:table-cell>
              <table:table-cell office:value-type="string">
                <text:p>KVM RHEL9.2 vcore24-16GB sc=on NVMe Crypted BTRFS</text:p>
              </table:table-cell>
              <table:table-cell office:value-type="string">
                <text:p>KVM RHEL9.2 vcore24-16GB sc=off NVMe Crypted BTRFS</text:p>
              </table:table-cell>
              <table:table-cell office:value-type="string">
                <text:p>AKS Microsoft Azure sc=on</text:p>
              </table:table-cell>
              <table:table-cell office:value-type="string">
                <text:p>EKS Amazon AWS sc=on</text:p>
              </table:table-cell>
              <table:table-cell office:value-type="string">
                <text:p>OVH sc=on</text:p>
              </table:table-cell>
              <table:table-cell office:value-type="string">
                <text:p>StackIT sc=on</text:p>
              </table:table-cell>
            </table:table-row>
          </table:table-header-rows>
          <table:table-rows>
            <table:table-row>
              <table:table-cell office:value-type="string">
                <text:p>AVG 6 runs tps</text:p>
                <draw:g>
                  <svg:desc>Tabelle1.A9:Tabelle1.A9</svg:desc>
                </draw:g>
              </table:table-cell>
              <table:table-cell office:value-type="float" office:value="22562">
                <text:p>22562</text:p>
                <draw:g>
                  <svg:desc>Tabelle1.B9:Tabelle1.K9</svg:desc>
                </draw:g>
              </table:table-cell>
              <table:table-cell office:value-type="float" office:value="11822">
                <text:p>11822</text:p>
              </table:table-cell>
              <table:table-cell office:value-type="float" office:value="19512">
                <text:p>19512</text:p>
              </table:table-cell>
              <table:table-cell office:value-type="float" office:value="2884.5">
                <text:p>2884.5</text:p>
              </table:table-cell>
              <table:table-cell office:value-type="float" office:value="4532">
                <text:p>4532</text:p>
              </table:table-cell>
              <table:table-cell office:value-type="float" office:value="36099">
                <text:p>36099</text:p>
              </table:table-cell>
              <table:table-cell office:value-type="float" office:value="7456.5">
                <text:p>7456.5</text:p>
              </table:table-cell>
              <table:table-cell office:value-type="float" office:value="2332.5">
                <text:p>2332.5</text:p>
              </table:table-cell>
              <table:table-cell office:value-type="float" office:value="1913.5">
                <text:p>1913.5</text:p>
              </table:table-cell>
              <table:table-cell office:value-type="float" office:value="2350.5">
                <text:p>235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825cm" svg:height="20.151cm" xlink:href=".." xlink:type="simple" chart:class="chart:bar" chart:style-name="ch1">
        <chart:title svg:x="14.019cm" svg:y="0.539cm" chart:style-name="ch2">
          <text:p>x-cellent metalstack cloud comparison</text:p>
        </chart:title>
        <chart:subtitle svg:x="13.397cm" svg:y="1.721cm" chart:style-name="ch3">
          <text:p>pgbench read-only (scale 1250 18 GByte database)</text:p>
        </chart:subtitle>
        <chart:legend chart:legend-position="end" svg:x="32.689cm" svg:y="9.776cm" style:legend-expansion="high" chart:style-name="ch4"/>
        <chart:plot-area chart:style-name="ch5" table:cell-range-address="Tabelle1.B12:Tabelle1.K12 Tabelle1.A20:Tabelle1.K20" chart:data-source-has-labels="both" svg:x="0.716cm" svg:y="2.807cm" svg:width="31.257cm" svg:height="16.941cm">
          <chart:coordinate-region svg:x="10.201cm" svg:y="2.807cm" svg:width="21.215cm" svg:height="16.294cm"/>
          <chart:axis chart:dimension="x" chart:name="primary-x" chart:style-name="ch6" chartooo:axis-type="auto">
            <chartooo:date-scale/>
            <chart:categories table:cell-range-address="Tabelle1.B12:Tabelle1.K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abelle1.B20:Tabelle1.K20" chart:label-cell-address="Tabelle1.A20:Tabelle1.A20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alstack vcore24-16GB sc=off</text:p>
                <draw:g>
                  <svg:desc>Tabelle1.B12:Tabelle1.K12</svg:desc>
                </draw:g>
              </table:table-cell>
              <table:table-cell office:value-type="string">
                <text:p>Metalstack vcore24-16GB sc=on</text:p>
              </table:table-cell>
              <table:table-cell office:value-type="string">
                <text:p>KVM RHEL9.2 vcore24-16GB sc=off</text:p>
              </table:table-cell>
              <table:table-cell office:value-type="string">
                <text:p>KVM RHEL9.2 vcore24-16GB sc=on</text:p>
              </table:table-cell>
              <table:table-cell office:value-type="string">
                <text:p>KVM RHEL9.2 vcore24-16GB sc=on NVMe Crypted BTRFS</text:p>
              </table:table-cell>
              <table:table-cell office:value-type="string">
                <text:p>KVM RHEL9.2 vcore24-16GB sc=off NVMe Crypted BTRFS</text:p>
              </table:table-cell>
              <table:table-cell office:value-type="string">
                <text:p>AKS Microsoft Azure sc=on</text:p>
              </table:table-cell>
              <table:table-cell office:value-type="string">
                <text:p>EKS Amazon AWS sc=on</text:p>
              </table:table-cell>
              <table:table-cell office:value-type="string">
                <text:p>OVH sc=on</text:p>
              </table:table-cell>
              <table:table-cell office:value-type="string">
                <text:p>StackIT sc=on</text:p>
              </table:table-cell>
            </table:table-row>
          </table:table-header-rows>
          <table:table-rows>
            <table:table-row>
              <table:table-cell office:value-type="string">
                <text:p>AVG 6 runs tps</text:p>
                <draw:g>
                  <svg:desc>Tabelle1.A20:Tabelle1.A20</svg:desc>
                </draw:g>
              </table:table-cell>
              <table:table-cell office:value-type="float" office:value="91162">
                <text:p>91162</text:p>
                <draw:g>
                  <svg:desc>Tabelle1.B20:Tabelle1.K20</svg:desc>
                </draw:g>
              </table:table-cell>
              <table:table-cell office:value-type="float" office:value="90652">
                <text:p>90652</text:p>
              </table:table-cell>
              <table:table-cell office:value-type="float" office:value="170431">
                <text:p>170431</text:p>
              </table:table-cell>
              <table:table-cell office:value-type="float" office:value="169975.5">
                <text:p>169975.5</text:p>
              </table:table-cell>
              <table:table-cell office:value-type="float" office:value="170660.5">
                <text:p>170660.5</text:p>
              </table:table-cell>
              <table:table-cell office:value-type="float" office:value="170189">
                <text:p>170189</text:p>
              </table:table-cell>
              <table:table-cell office:value-type="float" office:value="40504.5">
                <text:p>40504.5</text:p>
              </table:table-cell>
              <table:table-cell office:value-type="float" office:value="6534.5">
                <text:p>6534.5</text:p>
              </table:table-cell>
              <table:table-cell office:value-type="float" office:value="3832">
                <text:p>3832</text:p>
              </table:table-cell>
              <table:table-cell office:value-type="float" office:value="28048">
                <text:p>28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